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07b93" officeooo:paragraph-rsid="00107b93" style:font-weight-asian="bold" style:font-weight-complex="bold"/>
    </style:style>
    <style:style style:name="P2" style:family="paragraph" style:parent-style-name="Standard">
      <style:text-properties fo:font-style="italic" fo:font-weight="normal" officeooo:rsid="00107b93" officeooo:paragraph-rsid="00107b93" style:font-style-asian="italic" style:font-weight-asian="normal" style:font-style-complex="italic" style:font-weight-complex="normal"/>
    </style:style>
    <style:style style:name="P3" style:family="paragraph" style:parent-style-name="Standard">
      <style:text-properties fo:font-style="italic" fo:font-weight="normal" officeooo:rsid="00202c64" officeooo:paragraph-rsid="00202c64" style:font-style-asian="italic" style:font-weight-asian="normal" style:font-style-complex="italic" style:font-weight-complex="normal"/>
    </style:style>
    <style:style style:name="P4" style:family="paragraph" style:parent-style-name="Standard">
      <style:text-properties fo:font-style="normal" fo:font-weight="normal" officeooo:rsid="00107b93" officeooo:paragraph-rsid="00107b93" style:font-style-asian="normal" style:font-weight-asian="normal" style:font-style-complex="normal" style:font-weight-complex="normal"/>
    </style:style>
    <style:style style:name="P5" style:family="paragraph" style:parent-style-name="Standard">
      <style:text-properties fo:font-style="normal" fo:font-weight="normal" officeooo:rsid="00107b93" officeooo:paragraph-rsid="00202c64" style:font-style-asian="normal" style:font-weight-asian="normal" style:font-style-complex="normal" style:font-weight-complex="normal"/>
    </style:style>
    <style:style style:name="P6" style:family="paragraph" style:parent-style-name="Standard">
      <style:text-properties fo:font-style="normal" fo:font-weight="normal" officeooo:rsid="00143f7b" officeooo:paragraph-rsid="00143f7b" style:font-style-asian="normal" style:font-weight-asian="normal" style:font-style-complex="normal" style:font-weight-complex="normal"/>
    </style:style>
    <style:style style:name="P7" style:family="paragraph" style:parent-style-name="Standard">
      <style:text-properties fo:font-style="normal" fo:font-weight="normal" officeooo:rsid="001e5a50" officeooo:paragraph-rsid="001e5a50" style:font-style-asian="normal" style:font-weight-asian="normal" style:font-style-complex="normal" style:font-weight-complex="normal"/>
    </style:style>
    <style:style style:name="P8" style:family="paragraph" style:parent-style-name="Standard">
      <style:text-properties fo:font-style="normal" fo:font-weight="normal" officeooo:rsid="0014d75b" officeooo:paragraph-rsid="001185c2" style:font-style-asian="normal" style:font-weight-asian="normal" style:font-style-complex="normal" style:font-weight-complex="normal"/>
    </style:style>
    <style:style style:name="P9" style:family="paragraph" style:parent-style-name="Standard">
      <style:text-properties fo:font-style="normal" fo:font-weight="bold" officeooo:rsid="001185c2" officeooo:paragraph-rsid="001185c2" style:font-style-asian="normal" style:font-weight-asian="bold" style:font-style-complex="normal" style:font-weight-complex="bold"/>
    </style:style>
    <style:style style:name="P10" style:family="paragraph" style:parent-style-name="Standard">
      <style:text-properties fo:font-style="normal" fo:font-weight="bold" officeooo:rsid="00143f7b" officeooo:paragraph-rsid="00143f7b" style:font-style-asian="normal" style:font-weight-asian="bold" style:font-style-complex="normal" style:font-weight-complex="bold"/>
    </style:style>
    <style:style style:name="P11" style:family="paragraph" style:parent-style-name="Standard">
      <style:text-properties fo:font-style="normal" fo:font-weight="bold" officeooo:rsid="0016b2da" officeooo:paragraph-rsid="0016b2da" style:font-style-asian="normal" style:font-weight-asian="bold" style:font-style-complex="normal" style:font-weight-complex="bold"/>
    </style:style>
    <style:style style:name="P12" style:family="paragraph" style:parent-style-name="Standard" style:list-style-name="L1">
      <style:text-properties fo:font-style="normal" fo:font-weight="normal" officeooo:rsid="00143f7b" officeooo:paragraph-rsid="00143f7b" style:font-style-asian="normal" style:font-weight-asian="normal" style:font-style-complex="normal" style:font-weight-complex="normal"/>
    </style:style>
    <style:style style:name="P13" style:family="paragraph" style:parent-style-name="Standard" style:list-style-name="L2">
      <style:text-properties fo:font-style="normal" fo:font-weight="normal" officeooo:rsid="00143f7b" officeooo:paragraph-rsid="00143f7b" style:font-style-asian="normal" style:font-weight-asian="normal" style:font-style-complex="normal" style:font-weight-complex="normal"/>
    </style:style>
    <style:style style:name="P14" style:family="paragraph" style:parent-style-name="Standard" style:list-style-name="L3">
      <style:text-properties fo:font-style="normal" fo:font-weight="normal" officeooo:rsid="00193aa5" officeooo:paragraph-rsid="00193aa5" style:font-style-asian="normal" style:font-weight-asian="normal" style:font-style-complex="normal" style:font-weight-complex="normal"/>
    </style:style>
    <style:style style:name="P15" style:family="paragraph" style:parent-style-name="Standard" style:list-style-name="L4">
      <style:text-properties fo:font-style="normal" fo:font-weight="normal" officeooo:rsid="0016b2da" officeooo:paragraph-rsid="0016b2da" style:font-style-asian="normal" style:font-weight-asian="normal" style:font-style-complex="normal" style:font-weight-complex="normal"/>
    </style:style>
    <style:style style:name="P16" style:family="paragraph" style:parent-style-name="Standard" style:list-style-name="L4">
      <style:text-properties fo:font-style="normal" fo:font-weight="normal" officeooo:rsid="0017454d" officeooo:paragraph-rsid="0017454d" style:font-style-asian="normal" style:font-weight-asian="normal" style:font-style-complex="normal" style:font-weight-complex="normal"/>
    </style:style>
    <style:style style:name="P17" style:family="paragraph" style:parent-style-name="Standard" style:list-style-name="L4">
      <style:text-properties fo:font-style="normal" fo:font-weight="normal" officeooo:rsid="0033994a" officeooo:paragraph-rsid="0033994a" style:font-style-asian="normal" style:font-weight-asian="normal" style:font-style-complex="normal" style:font-weight-complex="normal"/>
    </style:style>
    <style:style style:name="P18" style:family="paragraph" style:parent-style-name="Standard">
      <style:text-properties fo:font-style="normal" fo:font-weight="normal" officeooo:rsid="00107b93" officeooo:paragraph-rsid="00202c64" style:font-style-asian="normal" style:font-weight-asian="normal" style:font-style-complex="normal" style:font-weight-complex="normal"/>
    </style:style>
    <style:style style:name="P19" style:family="paragraph" style:parent-style-name="Standard" style:list-style-name="L4">
      <style:text-properties officeooo:paragraph-rsid="0016b2da"/>
    </style:style>
    <style:style style:name="P20" style:family="paragraph" style:parent-style-name="Standard" style:list-style-name="L4">
      <style:text-properties officeooo:rsid="00283d06" officeooo:paragraph-rsid="00283d06"/>
    </style:style>
    <style:style style:name="P21" style:family="paragraph" style:parent-style-name="Standard" style:list-style-name="L4">
      <style:text-properties officeooo:rsid="0017454d" officeooo:paragraph-rsid="0017454d"/>
    </style:style>
    <style:style style:name="P22" style:family="paragraph" style:parent-style-name="Standard" style:list-style-name="L4">
      <style:text-properties officeooo:rsid="0016b2da" officeooo:paragraph-rsid="0016b2da"/>
    </style:style>
    <style:style style:name="T1" style:family="text">
      <style:text-properties fo:font-style="italic" style:font-style-asian="italic" style:font-style-complex="italic"/>
    </style:style>
    <style:style style:name="T2" style:family="text">
      <style:text-properties fo:font-style="italic" officeooo:rsid="00202c64"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16b2da" style:font-style-asian="normal" style:font-weight-asian="normal" style:font-style-complex="normal" style:font-weight-complex="normal"/>
    </style:style>
    <style:style style:name="T5" style:family="text">
      <style:text-properties fo:font-style="normal" fo:font-weight="normal" officeooo:rsid="00192b27" style:font-style-asian="normal" style:font-weight-asian="normal" style:font-style-complex="normal" style:font-weight-complex="normal"/>
    </style:style>
    <style:style style:name="T6" style:family="text">
      <style:text-properties fo:font-style="normal" fo:font-weight="normal" officeooo:rsid="001bc244" style:font-style-asian="normal" style:font-weight-asian="normal" style:font-style-complex="normal" style:font-weight-complex="normal"/>
    </style:style>
    <style:style style:name="T7" style:family="text">
      <style:text-properties fo:font-style="normal" fo:font-weight="normal" officeooo:rsid="001d8ca9" style:font-style-asian="normal" style:font-weight-asian="normal" style:font-style-complex="normal" style:font-weight-complex="normal"/>
    </style:style>
    <style:style style:name="T8" style:family="text">
      <style:text-properties fo:font-style="normal" fo:font-weight="normal" officeooo:rsid="00283d06" style:font-style-asian="normal" style:font-weight-asian="normal" style:font-style-complex="normal" style:font-weight-complex="normal"/>
    </style:style>
    <style:style style:name="T9" style:family="text">
      <style:text-properties fo:font-style="normal" fo:font-weight="normal" officeooo:rsid="00286bf1" style:font-style-asian="normal" style:font-weight-asian="normal" style:font-style-complex="normal" style:font-weight-complex="normal"/>
    </style:style>
    <style:style style:name="T10" style:family="text">
      <style:text-properties fo:font-style="normal" fo:font-weight="normal" officeooo:rsid="002f6605" style:font-style-asian="normal" style:font-weight-asian="normal" style:font-style-complex="normal" style:font-weight-complex="normal"/>
    </style:style>
    <style:style style:name="T11" style:family="text">
      <style:text-properties fo:font-style="normal" fo:font-weight="normal" officeooo:rsid="0030d598" style:font-style-asian="normal" style:font-weight-asian="normal" style:font-style-complex="normal" style:font-weight-complex="normal"/>
    </style:style>
    <style:style style:name="T12" style:family="text">
      <style:text-properties fo:font-style="normal" fo:font-weight="normal" officeooo:rsid="0031aa4e" style:font-style-asian="normal" style:font-weight-asian="normal" style:font-style-complex="normal" style:font-weight-complex="normal"/>
    </style:style>
    <style:style style:name="T13" style:family="text">
      <style:text-properties fo:font-style="normal" fo:font-weight="normal" officeooo:rsid="00353694" style:font-style-asian="normal" style:font-weight-asian="normal" style:font-style-complex="normal" style:font-weight-complex="normal"/>
    </style:style>
    <style:style style:name="T14" style:family="text">
      <style:text-properties fo:font-style="normal" fo:font-weight="normal" officeooo:rsid="003689a1" style:font-style-asian="normal" style:font-weight-asian="normal" style:font-style-complex="normal" style:font-weight-complex="normal"/>
    </style:style>
    <style:style style:name="T15" style:family="text">
      <style:text-properties fo:font-style="normal" fo:font-weight="normal" officeooo:rsid="003a377f" style:font-style-asian="normal" style:font-weight-asian="normal" style:font-style-complex="normal" style:font-weight-complex="normal"/>
    </style:style>
    <style:style style:name="T16" style:family="text">
      <style:text-properties fo:font-style="normal" fo:font-weight="normal" officeooo:rsid="003b202d"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officeooo:rsid="001185c2"/>
    </style:style>
    <style:style style:name="T19" style:family="text">
      <style:text-properties fo:font-weight="normal" style:font-weight-asian="normal" style:font-weight-complex="normal"/>
    </style:style>
    <style:style style:name="T20" style:family="text">
      <style:text-properties fo:font-weight="normal" officeooo:rsid="0014d75b" style:font-weight-asian="normal" style:font-weight-complex="normal"/>
    </style:style>
    <style:style style:name="T21" style:family="text">
      <style:text-properties fo:font-weight="normal" officeooo:rsid="002e59f4" style:font-weight-asian="normal" style:font-weight-complex="normal"/>
    </style:style>
    <style:style style:name="T22" style:family="text">
      <style:text-properties officeooo:rsid="0017454d"/>
    </style:style>
    <style:style style:name="T23" style:family="text">
      <style:text-properties officeooo:rsid="0019fdf1"/>
    </style:style>
    <style:style style:name="T24" style:family="text">
      <style:text-properties officeooo:rsid="0029c9e3"/>
    </style:style>
    <style:style style:name="T25" style:family="text">
      <style:text-properties officeooo:rsid="002b3eab"/>
    </style:style>
    <style:style style:name="T26" style:family="text">
      <style:text-properties officeooo:rsid="002c17ce"/>
    </style:style>
    <style:style style:name="T27" style:family="text">
      <style:text-properties officeooo:rsid="002e59f4"/>
    </style:style>
    <style:style style:name="T28" style:family="text">
      <style:text-properties officeooo:rsid="0031aa4e"/>
    </style:style>
    <style:style style:name="T29" style:family="text">
      <style:text-properties officeooo:rsid="0033994a"/>
    </style:style>
    <style:style style:name="T30" style:family="text">
      <style:text-properties officeooo:rsid="003689a1"/>
    </style:style>
    <style:style style:name="T31" style:family="text">
      <style:text-properties officeooo:rsid="00386215"/>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nior Project Proposal</text:p>
      <text:p text:style-name="P3">Marquette Trail Counter</text:p>
      <text:p text:style-name="P2">by Joel Whalen <text:span text:style-name="T25">and Connor Laitinen</text:span></text:p>
      <text:p text:style-name="P2"/>
      <text:p text:style-name="P4"><text:span text:style-name="T17">Objective</text:span>:</text:p>
      <text:p text:style-name="P5"><text:tab/><text:span text:style-name="T2">Marquette Trail Counter</text:span><text:span text:style-name="T1"> (</text:span><text:span text:style-name="T2">MTC</text:span><text:span text:style-name="T1">) </text:span>will be a tool to monitor and analyze trail usage data collected by a network of motion capture devices planted at strategic locations across the forest. <text:span text:style-name="T18">This data is currently being collected manually with an Android application, and this project would need to automate that process. </text:span>The end goal is to have a centralized location for researche<text:span text:style-name="T24">r</text:span>s to query data, present it in multiple formats, and make various calculations <text:span text:style-name="T18">such as most commonly used paths, least frequently used time slots, or average speed.</text:span></text:p>
      <text:p text:style-name="P5"><text:tab/><text:span text:style-name="T31">The data we are collecting are done by a few dozen motion detectors placed throughout the trails, and they record a time stamp of any movement captured. This project will analyze these series of locations and time stamps to create meaningful representations of trail usage. </text:span></text:p>
      <text:p text:style-name="P4"/>
      <text:p text:style-name="P10">Technologies:</text:p>
      <text:list xml:id="list6580063894900559436" text:style-name="L1">
        <text:list-item>
          <text:p text:style-name="P12">MySQL</text:p>
        </text:list-item>
        <text:list-item>
          <text:p text:style-name="P12">Javascript/HTML/CSS</text:p>
          <text:list>
            <text:list-item>
              <text:p text:style-name="P12">NodeJS</text:p>
            </text:list-item>
            <text:list-item>
              <text:p text:style-name="P12">Google Heat maps API (https://developers.google.com/maps/documentation/javascript/examples/layer-heatmap)</text:p>
            </text:list-item>
          </text:list>
        </text:list-item>
      </text:list>
      <text:list xml:id="list2313866907221805562" text:style-name="L2">
        <text:list-item>
          <text:p text:style-name="P13">Python</text:p>
          <text:list>
            <text:list-item>
              <text:p text:style-name="P13">Numpy package for data analysis</text:p>
            </text:list-item>
            <text:list-item>
              <text:p text:style-name="P13">IPDB package for debugging</text:p>
            </text:list-item>
            <text:list-item>
              <text:p text:style-name="P13">pytest package for unit tests</text:p>
            </text:list-item>
          </text:list>
        </text:list-item>
      </text:list>
      <text:p text:style-name="P6"><text:tab/><text:tab/></text:p>
      <text:p text:style-name="P4"/>
      <text:p text:style-name="P9">What <text:span text:style-name="T27">We </text:span>Hope To Learn:</text:p>
      <text:p text:style-name="P9"><text:tab/><text:span text:style-name="T19">While </text:span><text:span text:style-name="T21">we</text:span><text:span text:style-name="T19"> have the ability to write basic websites, </text:span><text:span text:style-name="T21">we</text:span><text:span text:style-name="T19"> hope to use this opportunity to create </text:span><text:span text:style-name="T21">a</text:span><text:span text:style-name="T19"> truly modern, responsive design with a focus on user experience (UX). Ease of use is exactly why this project is needed in the first place, and it cannot be forgotten throughout the process of building it. Mobil</text:span><text:span text:style-name="T21">e</text:span><text:span text:style-name="T19"> Android development is another aspect </text:span><text:span text:style-name="T21">we’d like to add to our developer toolbox</text:span><text:span text:style-name="T19">. UX is less of a concern here compared to the website, but still important. </text:span><text:span text:style-name="T21">We</text:span><text:span text:style-name="T19"> also hope to become familiar with scientific computing when it comes to analyzing data for the above mentioned calculations under the Objective section. </text:span><text:span text:style-name="T20">Piping output from Python analysis to Javascript (and vice versa) for the forward facing website will be another challenge.</text:span></text:p>
      <text:p text:style-name="P8"/>
      <text:p text:style-name="P11">Features:</text:p>
      <text:list xml:id="list3825381768275373176" text:style-name="L3">
        <text:list-item>
          <text:p text:style-name="P14">User Experience <text:span text:style-name="T23">(15 pts)</text:span></text:p>
          <text:list>
            <text:list-item>
              <text:p text:style-name="P14">Responsive <text:span text:style-name="T29">website </text:span>design that works on different devices (5 pts)</text:p>
            </text:list-item>
            <text:list-item>
              <text:p text:style-name="P14"><text:span text:style-name="T26">Good UX that requires no prior user knowledge</text:span> (10 pts)</text:p>
            </text:list-item>
          </text:list>
        </text:list-item>
      </text:list>
      <text:list xml:id="list2721908203487683306" text:style-name="L4">
        <text:list-item>
          <text:p text:style-name="P19"><text:span text:style-name="T4">A pl</text:span><text:span text:style-name="T11">ace</text:span><text:span text:style-name="T4"> to store and query the data (</text:span><text:span text:style-name="T12">20</text:span><text:span text:style-name="T8"> </text:span><text:span text:style-name="T4">pts)</text:span></text:p>
          <text:list>
            <text:list-item>
              <text:p text:style-name="P15">MySQL database hosted on Euclid (5 pts)</text:p>
            </text:list-item>
            <text:list-item>
              <text:p text:style-name="P15">Successfully interface the website (javascript) with database (5 pts)</text:p>
            </text:list-item>
            <text:list-item>
              <text:p text:style-name="P15">Successfully interface the Android app with database (5 pts)</text:p>
            </text:list-item>
            <text:list-item>
              <text:p text:style-name="P20"><text:span text:style-name="T15">Files stored </text:span><text:span text:style-name="T16">and updated</text:span><text:span text:style-name="T15"> on Euclid as-is without MySQL database integration </text:span><text:span text:style-name="T10">(</text:span><text:span text:style-name="T12">5</text:span><text:span text:style-name="T3"> pts)</text:span></text:p>
            </text:list-item>
          </text:list>
        </text:list-item>
        <text:list-item>
          <text:p text:style-name="P15"><text:soft-page-break/>Android Application Support(<text:span text:style-name="T28">8 p</text:span>ts)</text:p>
          <text:list>
            <text:list-item>
              <text:p text:style-name="P15">Remote data transfer (<text:span text:style-name="T28">8</text:span> pts)</text:p>
            </text:list-item>
          </text:list>
        </text:list-item>
        <text:list-item>
          <text:p text:style-name="P21"><text:span text:style-name="T4">P</text:span><text:span text:style-name="T3">ython data analysis </text:span><text:span text:style-name="T7">(35 pts)</text:span></text:p>
          <text:list>
            <text:list-item>
              <text:p text:style-name="P16">Calculate individual and average speed (10 pts)</text:p>
            </text:list-item>
            <text:list-item>
              <text:p text:style-name="P16">Calculate individual paths (10 pts)</text:p>
            </text:list-item>
            <text:list-item>
              <text:p text:style-name="P21"><text:span text:style-name="T3">Build graph data and </text:span><text:span text:style-name="T9">send</text:span><text:span text:style-name="T3"> it to the website (1</text:span><text:span text:style-name="T6">5 </text:span><text:span text:style-name="T3">pts) </text:span></text:p>
            </text:list-item>
          </text:list>
        </text:list-item>
        <text:list-item>
          <text:p text:style-name="P22"><text:span text:style-name="T13">Website </text:span><text:span text:style-name="T3">Data Visualization </text:span><text:span text:style-name="T7">(</text:span><text:span text:style-name="T14">30</text:span><text:span text:style-name="T7"> pts)</text:span></text:p>
          <text:list>
            <text:list-item>
              <text:p text:style-name="P21"><text:span text:style-name="T3">Graph trail usage by time/location </text:span><text:span text:style-name="T5">as given by Python analysis</text:span><text:span text:style-name="T3"> (10 pts)</text:span></text:p>
              <text:list>
                <text:list-item>
                  <text:p text:style-name="P17">Intuitive user input forms, like start and end dates (5 pts)</text:p>
                </text:list-item>
                <text:list-item>
                  <text:p text:style-name="P17">Corresponding graphs as output (5 pts)</text:p>
                </text:list-item>
              </text:list>
            </text:list-item>
            <text:list-item>
              <text:p text:style-name="P15">Google heat maps <text:span text:style-name="T22">(20 pts)</text:span></text:p>
              <text:list>
                <text:list-item>
                  <text:p text:style-name="P16">Show by various time settings like month, day, hour, etc. (12 pts)</text:p>
                </text:list-item>
                <text:list-item>
                  <text:p text:style-name="P17">Zoom, toggle satellite map, show/hide path (5 pts)</text:p>
                </text:list-item>
                <text:list-item>
                  <text:p text:style-name="P16">Label each node location (3 pts)</text:p>
                </text:list-item>
              </text:list>
            </text:list-item>
          </text:list>
        </text:list-item>
      </text:list>
      <text:p text:style-name="P7"/>
      <text:p text:style-name="P7"><text:span text:style-name="T17">Grading Scale</text:span>:</text:p>
      <text:p text:style-name="P7"><text:tab/>Total Possible Score: 1<text:span text:style-name="T30">08</text:span> points (pts)</text:p>
      <text:p text:style-name="P7"><text:tab/>A: 9<text:span text:style-name="T30">7</text:span></text:p>
      <text:p text:style-name="P7"><text:tab/>B: 8<text:span text:style-name="T30">6</text:span></text:p>
      <text:p text:style-name="P7"><text:tab/>C: 7<text:span text:style-name="T30">5</text:span></text:p>
      <text:p text:style-name="P7"><text:tab/>D: 6<text:span text:style-name="T30">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4:31:20.909646498</meta:creation-date>
    <dc:date>2018-02-28T13:59:23.940020027</dc:date>
    <meta:editing-duration>PT22H53M2S</meta:editing-duration>
    <meta:editing-cycles>32</meta:editing-cycles>
    <meta:generator>LibreOffice/5.1.6.2$Linux_X86_64 LibreOffice_project/10m0$Build-2</meta:generator>
    <meta:document-statistic meta:table-count="0" meta:image-count="0" meta:object-count="0" meta:page-count="2" meta:paragraph-count="47" meta:word-count="520" meta:character-count="3071" meta:non-whitespace-character-count="2615"/>
  </office:meta>
</office:document-meta>
</file>